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1.399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7" table:default-cell-style-name="ce2"/>
        <table:table-column table:style-name="co7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 table:number-columns-repeated="9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office:value-type="string" calcext:value-type="string">
            <text:p>push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office:value-type="string" calcext:value-type="string">
            <text:p>pop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10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office:value-type="string" calcext:value-type="string">
            <text:p>push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office:value-type="string" calcext:value-type="string">
            <text:p>pop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10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office:value-type="string" calcext:value-type="string">
            <text:p>mov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10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10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office:value-type="string" calcext:value-type="string">
            <text:p>movw x,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 table:number-columns-repeated="9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17T23:43:05.345660600</dc:date>
    <meta:editing-duration>P2DT17H59M36S</meta:editing-duration>
    <meta:editing-cycles>14</meta:editing-cycles>
    <meta:generator>LibreOffice/7.3.7.2$Linux_X86_64 LibreOffice_project/30$Build-2</meta:generator>
    <meta:document-statistic meta:table-count="1" meta:cell-count="129" meta:object-count="0"/>
  </office:meta>
</office:document-meta>
</file>